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LifecycleMethodsTests.overrideDefaultLifecycle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LifecycleMethodsTests.lifecycleMethodsInvo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ifecycleAwareBean.isCustomDestroyCa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fecycleAwareBean.custom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fecycleMethodsTests.lifecycleMethods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LifecycleMethodsTests.ignoreDefaultLifecycle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LifecycleMethodsTests.childWithDefaultLifecycle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ifecycleAwareBean.isInitCa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fecycleAwareBean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fecycleMethodsTests.childWithLifecycleMethods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fecycleAwareBean.isDestroyCa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fecycleAwareBean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fecycleAwareBean.isCustomInitCa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fecycleAwareBean.custom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fecycleMethods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